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flix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Standard with Ads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Premium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–</text:p>
          </table:table-cell>
          <table:table-cell table:number-columns-repeated="2" table:style-name="ce2" office:value-type="string" calcext:value-type="string">
            <text:p>–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11.99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$13.9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$14.9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5.99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6.99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$14.99</text:p>
          </table:table-cell>
          <table:table-cell office:value-type="string" calcext:value-type="string">
            <text:p>$18.99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9.99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table:style-name="ce4" office:value-type="string" calcext:value-type="string">
            <text:p>Phased Out</text:p>
          </table:table-cell>
          <table:table-cell table:style-name="ce3" office:value-type="string" calcext:value-type="string">
            <text:p>$6.99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9.99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table:style-name="ce2" office:value-type="string" calcext:value-type="string">
            <text:p>–</text:p>
          </table:table-cell>
          <table:table-cell table:style-name="ce3" office:value-type="string" calcext:value-type="string">
            <text:p>$6.99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22.99</text:p>
          </table:table-cell>
        </table:table-row>
        <table:table-row table:style-name="ro2">
          <table:table-cell office:value-type="float" office:value="2025" calcext:value-type="float">
            <text:p>2025</text:p>
          </table:table-cell>
          <table:table-cell table:style-name="ce2" office:value-type="string" calcext:value-type="string">
            <text:p>–</text:p>
          </table:table-cell>
          <table:table-cell table:style-name="ce3" office:value-type="string" calcext:value-type="string">
            <text:p>$7.99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$24.99</text:p>
          </table:table-cell>
        </table:table-row>
      </table:table>
      <table:table table:name="Hulu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Yearly?</text:p>
          </table:table-cell>
          <table:table-cell office:value-type="string" calcext:value-type="string">
            <text:p>Lowest cost, ad-free, standalone, monthly plan for new subscriber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2]+1"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3]+1"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4]+1"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5]+1"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6]+1"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7]+1"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formula="of:=[.A8]+1" office:value-type="float" office:value="2023" calcext:value-type="float">
            <text:p>202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formula="of:=[.A9]+1"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CBS_ALL_ACCESS_Paramount+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Yearly?</text:p>
          </table:table-cell>
          <table:table-cell office:value-type="string" calcext:value-type="string">
            <text:p>Lowest cost, ad-free, standalone, monthly plan for new subscriber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3]+1"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4]+1"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5]+1"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6]+1"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7]+1"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8]+1"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9]+1"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10]+1"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Yearly?</text:p>
          </table:table-cell>
          <table:table-cell office:value-type="string" calcext:value-type="string">
            <text:p>Lowest cost, ad-free, standalone, monthly plan for new subscriber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2]+1"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3]+1"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4]+1"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5]+1"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6]+1"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7]+1"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8]+1"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9]+1"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58:07.664627493</meta:creation-date>
    <dc:date>2025-02-10T09:31:21.618057894</dc:date>
    <meta:editing-duration>P3DT20H22M47S</meta:editing-duration>
    <meta:editing-cycles>1</meta:editing-cycles>
    <meta:document-statistic meta:table-count="4" meta:cell-count="122" meta:object-count="0"/>
    <meta:generator>LibreOffice/24.8.4.2$MacOSX_AARCH64 LibreOffice_project/bb3cfa12c7b1bf994ecc5649a80400d06cd71002</meta:generator>
    <meta:user-defined meta:name=""/>
  </office:meta>
</office:document-meta>
</file>